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oaderImpl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oaderImp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oaderImpl.canSetParamet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oaderImpl.loadURIList( StringList uri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LoaderImp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get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retrieve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putGrammar( Grammar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LoaderImpl.load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LoaderImpl.XSLoa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oaderImpl.setParamet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oaderImpl.loadInputList( LSInputList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GrammarMerger.mergeSchemaGrammars( SchemaGrammar cachedGrammar , SchemaGrammar newGramma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SLoaderImpl.load( LSInput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GrammarMerger.toSchemaGrammar( Grammar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contains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GrammarMerger.XSGrammarMer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